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 style:parent-style-name="Text_20_body" style:list-style-name="L6">
      <style:paragraph-properties fo:margin-top="0cm" fo:margin-bottom="0cm" loext:contextual-spacing="false"/>
    </style:style>
    <style:style style:name="P17" style:family="paragraph" style:parent-style-name="Text_20_body" style:list-style-name="L7">
      <style:paragraph-properties fo:margin-top="0cm" fo:margin-bottom="0cm" loext:contextual-spacing="false"/>
    </style:style>
    <style:style style:name="P18" style:family="paragraph" style:parent-style-name="Text_20_body" style:list-style-name="L8">
      <style:paragraph-properties fo:margin-top="0cm" fo:margin-bottom="0cm" loext:contextual-spacing="false"/>
    </style:style>
    <style:style style:name="P19" style:family="paragraph" style:parent-style-name="Text_20_body" style:list-style-name="L9">
      <style:paragraph-properties fo:margin-top="0cm" fo:margin-bottom="0cm" loext:contextual-spacing="false"/>
    </style:style>
    <style:style style:name="P20" style:family="paragraph" style:parent-style-name="Text_20_body" style:list-style-name="L10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ultithreading in Java is a fundamental feature that allows multiple threads to execute concurrently, enabling efficient utilization of CPU resources and better performance in multitasking applications. Below is an overview:</text:p>
      <text:p text:style-name="Horizontal_20_Line"/>
      <text:h text:style-name="Heading_20_3" text:outline-level="3"><text:span text:style-name="Strong_20_Emphasis">What is Multithreading?</text:span></text:h>
      <text:p text:style-name="Text_20_body">Multithreading is a process of executing multiple threads simultaneously within a single program. A <text:span text:style-name="Strong_20_Emphasis">thread</text:span> is the smallest unit of a process that can run independently.</text:p>
      <text:list xml:id="list3882550083" text:style-name="L1">
        <text:list-item>
          <text:p text:style-name="P11"><text:span text:style-name="Strong_20_Emphasis">Thread</text:span>: A lightweight subprocess.</text:p>
        </text:list-item>
        <text:list-item>
          <text:p text:style-name="P1"><text:span text:style-name="Strong_20_Emphasis">Multithreading</text:span>: Running multiple threads in parallel.</text:p>
        </text:list-item>
      </text:list>
      <text:p text:style-name="Horizontal_20_Line"/>
      <text:h text:style-name="Heading_20_3" text:outline-level="3"><text:span text:style-name="Strong_20_Emphasis">Advantages of Multithreading</text:span></text:h>
      <text:list xml:id="list672896385" text:style-name="L2">
        <text:list-item>
          <text:p text:style-name="P12"><text:span text:style-name="Strong_20_Emphasis">Improved Performance</text:span>: Threads enable efficient utilization of CPU, especially in multi-core processors.</text:p>
        </text:list-item>
        <text:list-item>
          <text:p text:style-name="P12"><text:span text:style-name="Strong_20_Emphasis">Concurrency</text:span>: Facilitates the execution of tasks like reading/writing files, user interface responsiveness, and network operations concurrently.</text:p>
        </text:list-item>
        <text:list-item>
          <text:p text:style-name="P12"><text:span text:style-name="Strong_20_Emphasis">Resource Sharing</text:span>: Threads share the same memory space, reducing overhead compared to creating multiple processes.</text:p>
        </text:list-item>
        <text:list-item>
          <text:p text:style-name="P2"><text:span text:style-name="Strong_20_Emphasis">Simplified Modeling</text:span>: Multithreading allows splitting complex tasks into smaller, manageable threads.</text:p>
        </text:list-item>
      </text:list>
      <text:p text:style-name="Horizontal_20_Line"/>
      <text:h text:style-name="Heading_20_3" text:outline-level="3"><text:span text:style-name="Strong_20_Emphasis">Key Concepts in Java Multithreading</text:span></text:h>
      <text:h text:style-name="Heading_20_4" text:outline-level="4">1. <text:span text:style-name="Strong_20_Emphasis">Thread Class</text:span></text:h>
      <text:list xml:id="list137767001" text:style-name="L3">
        <text:list-item>
          <text:p text:style-name="P13">Java provides the <text:span text:style-name="Source_20_Text">java.lang.Thread</text:span> class to create and manage threads.</text:p>
        </text:list-item>
        <text:list-item>
          <text:p text:style-name="P13">To create a thread, you can:</text:p>
          <text:list>
            <text:list-item>
              <text:p text:style-name="P13">Extend the <text:span text:style-name="Source_20_Text">Thread</text:span> class.</text:p>
            </text:list-item>
            <text:list-item>
              <text:p text:style-name="P3">Override the <text:span text:style-name="Source_20_Text">run()</text:span> method.</text:p>
            </text:list-item>
          </text:list>
        </text:list-item>
      </text:list>
      <text:h text:style-name="Heading_20_4" text:outline-level="4">2. <text:span text:style-name="Strong_20_Emphasis">Runnable Interface</text:span></text:h>
      <text:list xml:id="list1031076832" text:style-name="L4">
        <text:list-item>
          <text:p text:style-name="P14">Implements the <text:span text:style-name="Source_20_Text">Runnable</text:span> interface instead of extending <text:span text:style-name="Source_20_Text">Thread</text:span>.</text:p>
        </text:list-item>
        <text:list-item>
          <text:p text:style-name="P4">Provides flexibility by allowing the class to extend other classes.</text:p>
        </text:list-item>
      </text:list>
      <text:h text:style-name="Heading_20_4" text:outline-level="4">3. <text:span text:style-name="Strong_20_Emphasis">Thread Lifecycle</text:span></text:h>
      <text:p text:style-name="Text_20_body">Threads in Java go through several states:</text:p>
      <text:list xml:id="list1864257263" text:style-name="L5">
        <text:list-item>
          <text:p text:style-name="P15"><text:span text:style-name="Strong_20_Emphasis">New</text:span>: Created but not started.</text:p>
        </text:list-item>
        <text:list-item>
          <text:p text:style-name="P15"><text:span text:style-name="Strong_20_Emphasis">Runnable</text:span>: Ready to run but waiting for CPU time.</text:p>
        </text:list-item>
        <text:list-item>
          <text:p text:style-name="P15"><text:span text:style-name="Strong_20_Emphasis">Running</text:span>: Actively executing.</text:p>
        </text:list-item>
        <text:list-item>
          <text:p text:style-name="P15"><text:span text:style-name="Strong_20_Emphasis">Blocked/Waiting</text:span>: Waiting for resources.</text:p>
        </text:list-item>
        <text:list-item>
          <text:p text:style-name="P5"><text:span text:style-name="Strong_20_Emphasis">Terminated</text:span>: Completed execution.</text:p>
        </text:list-item>
      </text:list>
      <text:h text:style-name="Heading_20_4" text:outline-level="4"><text:soft-page-break/>4. <text:span text:style-name="Strong_20_Emphasis">Thread Priorities</text:span></text:h>
      <text:list xml:id="list3382154497" text:style-name="L6">
        <text:list-item>
          <text:p text:style-name="P16">Threads can have priorities (integer values between 1 and 10):</text:p>
          <text:list>
            <text:list-item>
              <text:p text:style-name="P16"><text:span text:style-name="Source_20_Text">MIN_PRIORITY</text:span> (1), <text:span text:style-name="Source_20_Text">NORM_PRIORITY</text:span> (5), <text:span text:style-name="Source_20_Text">MAX_PRIORITY</text:span> (10).</text:p>
            </text:list-item>
          </text:list>
        </text:list-item>
        <text:list-item>
          <text:p text:style-name="P6">Thread scheduling is influenced by these priorities but not guaranteed.</text:p>
        </text:list-item>
      </text:list>
      <text:h text:style-name="Heading_20_4" text:outline-level="4">5. <text:span text:style-name="Strong_20_Emphasis">Thread Synchronization</text:span></text:h>
      <text:list xml:id="list3974552336" text:style-name="L7">
        <text:list-item>
          <text:p text:style-name="P17">Threads may share resources, leading to potential data inconsistencies.</text:p>
        </text:list-item>
        <text:list-item>
          <text:p text:style-name="P17">Java provides synchronization mechanisms:</text:p>
          <text:list>
            <text:list-item>
              <text:p text:style-name="P17"><text:span text:style-name="Strong_20_Emphasis">Synchronized Block/Method</text:span>: Ensures only one thread accesses a critical section.</text:p>
            </text:list-item>
            <text:list-item>
              <text:p text:style-name="P7"><text:span text:style-name="Strong_20_Emphasis">Locks</text:span>: More flexible than synchronized methods or blocks.</text:p>
            </text:list-item>
          </text:list>
        </text:list-item>
      </text:list>
      <text:h text:style-name="Heading_20_4" text:outline-level="4">6. <text:span text:style-name="Strong_20_Emphasis">Inter-thread Communication</text:span></text:h>
      <text:list xml:id="list772142215" text:style-name="L8">
        <text:list-item>
          <text:p text:style-name="P18">Java provides methods like <text:span text:style-name="Source_20_Text">wait()</text:span>, <text:span text:style-name="Source_20_Text">notify()</text:span>, and <text:span text:style-name="Source_20_Text">notifyAll()</text:span> for thread communication.</text:p>
        </text:list-item>
        <text:list-item>
          <text:p text:style-name="P8">Threads can coordinate actions or signal each other.</text:p>
        </text:list-item>
      </text:list>
      <text:h text:style-name="Heading_20_4" text:outline-level="4">7. <text:span text:style-name="Strong_20_Emphasis">Concurrency Utilities</text:span></text:h>
      <text:list xml:id="list629588341" text:style-name="L9">
        <text:list-item>
          <text:p text:style-name="P19">Java provides a set of utilities in the <text:span text:style-name="Source_20_Text">java.util.concurrent</text:span> package:</text:p>
          <text:list>
            <text:list-item>
              <text:p text:style-name="P19"><text:span text:style-name="Strong_20_Emphasis">Executors</text:span>: For thread pooling.</text:p>
            </text:list-item>
            <text:list-item>
              <text:p text:style-name="P19"><text:span text:style-name="Strong_20_Emphasis">CountDownLatch</text:span>, <text:span text:style-name="Strong_20_Emphasis">Semaphore</text:span>, <text:span text:style-name="Strong_20_Emphasis">CyclicBarrier</text:span>: For synchronization.</text:p>
            </text:list-item>
            <text:list-item>
              <text:p text:style-name="P9"><text:span text:style-name="Strong_20_Emphasis">Concurrent Collections</text:span>: Thread-safe data structur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Best Practices</text:span></text:h>
      <text:list xml:id="list712317080" text:style-name="L10">
        <text:list-item>
          <text:p text:style-name="P20">Avoid using raw <text:span text:style-name="Source_20_Text">Thread</text:span> objects; prefer <text:span text:style-name="Source_20_Text">Executors</text:span> for managing threads.</text:p>
        </text:list-item>
        <text:list-item>
          <text:p text:style-name="P20">Minimize synchronization to prevent performance bottlenecks.</text:p>
        </text:list-item>
        <text:list-item>
          <text:p text:style-name="P20">Use thread-safe collections from the <text:span text:style-name="Source_20_Text">java.util.concurrent</text:span> package.</text:p>
        </text:list-item>
        <text:list-item>
          <text:p text:style-name="P10">Always handle exceptions inside threads to avoid unexpected terminatio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9T12:08:31.936853189</meta:creation-date>
    <dc:date>2025-01-29T12:10:20.132561237</dc:date>
    <meta:editing-duration>PT1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393" meta:character-count="2782" meta:non-whitespace-character-count="2471"/>
  </office:meta>
</office:document-meta>
</file>